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9.5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aiškinimas" table:style-name="ta1">
        <table:table-column table:style-name="co1" table:default-cell-style-name="Default"/>
        <table:table-row table:style-name="ro1">
          <table:table-cell office:value-type="string" calcext:value-type="string">
            <text:p>t – mygtuko laikymo laikas</text:p>
          </table:table-cell>
        </table:table-row>
        <table:table-row table:style-name="ro1">
          <table:table-cell office:value-type="string" calcext:value-type="string">
            <text:p>a – Time (lenktynių trukmė)</text:p>
          </table:table-cell>
        </table:table-row>
        <table:table-row table:style-name="ro1">
          <table:table-cell office:value-type="string" calcext:value-type="string">
            <text:p>d – Distance (rekordinis lenktynių laikas, kurį reikia viršyti)</text:p>
          </table:table-cell>
        </table:table-row>
        <table:table-row table:style-name="ro1">
          <table:table-cell office:value-type="string" calcext:value-type="string">
            <text:p>t*(a-t) &gt; d</text:p>
          </table:table-cell>
        </table:table-row>
        <table:table-row table:style-name="ro1">
          <table:table-cell office:value-type="string" calcext:value-type="string">
            <text:p>-t^2 + a*t &gt; d</text:p>
          </table:table-cell>
        </table:table-row>
        <table:table-row table:style-name="ro1">
          <table:table-cell office:value-type="string" calcext:value-type="string">
            <text:p>t^2 – a*t + d &lt; 0</text:p>
          </table:table-cell>
        </table:table-row>
        <table:table-row table:style-name="ro1">
          <table:table-cell office:value-type="string" calcext:value-type="string">
            <text:p>Diskriminantas: (-a)^2 – 4*d = a^2 – 4*d</text:p>
          </table:table-cell>
        </table:table-row>
        <table:table-row table:style-name="ro1">
          <table:table-cell office:value-type="string" calcext:value-type="string">
            <text:p>x = (a +- SQRT(a^2 – 4*d))/2</text:p>
          </table:table-cell>
        </table:table-row>
        <table:table-row table:style-name="ro1">
          <table:table-cell office:value-type="string" calcext:value-type="string">
            <text:p>Šakos į viršų, mažiau už nulį, kai tarp šaknų:</text:p>
          </table:table-cell>
        </table:table-row>
        <table:table-row table:style-name="ro1">
          <table:table-cell office:value-type="string" calcext:value-type="string">
            <text:p>(a - SQRT(a^2 – 4*d))/2 &lt; x &lt; (a + SQRT(a^2 – 4*d))/2</text:p>
          </table:table-cell>
        </table:table-row>
        <table:table-row table:style-name="ro1">
          <table:table-cell office:value-type="string" calcext:value-type="string">
            <text:p>Šitą reikia išspręsti sveikais skaičiais.</text:p>
          </table:table-cell>
        </table:table-row>
      </table:table>
      <table:table table:name="Sprendimas" table:style-name="ta1"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 (Time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table:formula="of:=VALUE([.B1]&amp;[.C1]&amp;[.D1])" office:value-type="float" office:value="71530" calcext:value-type="float">
            <text:p>71530</text:p>
          </table:table-cell>
        </table:table-row>
        <table:table-row table:style-name="ro1">
          <table:table-cell office:value-type="string" calcext:value-type="string">
            <text:p>d (Distance)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/>
          <table:table-cell table:formula="of:=VALUE([.B2]&amp;[.C2]&amp;[.D2])" office:value-type="float" office:value="940200" calcext:value-type="float">
            <text:p>9402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([.B1]-SQRT([.B1]^2-4*[.B2]))/2" office:value-type="float" office:value="1.69722436226801" calcext:value-type="float">
            <text:p>1,69722436226801</text:p>
          </table:table-cell>
          <table:table-cell table:formula="of:=([.C1]-SQRT([.C1]^2-4*[.C2]))/2" office:value-type="float" office:value="3.46887112585073" calcext:value-type="float">
            <text:p>3,46887112585073</text:p>
          </table:table-cell>
          <table:table-cell table:formula="of:=([.D1]-SQRT([.D1]^2-4*[.D2]))/2" office:value-type="float" office:value="10" calcext:value-type="float">
            <text:p>10</text:p>
          </table:table-cell>
          <table:table-cell table:number-columns-repeated="2"/>
          <table:table-cell table:formula="of:=([.G1]-SQRT([.G1]^2-4*[.G2]))/2" office:value-type="float" office:value="13.1465515422533" calcext:value-type="float">
            <text:p>13,1465515422533</text:p>
          </table:table-cell>
        </table:table-row>
        <table:table-row table:style-name="ro1">
          <table:table-cell/>
          <table:table-cell table:formula="of:=([.B1]+SQRT([.B1]^2-4*[.B2]))/2" office:value-type="float" office:value="5.302775637732" calcext:value-type="float">
            <text:p>5,302775637732</text:p>
          </table:table-cell>
          <table:table-cell table:formula="of:=([.C1]+SQRT([.C1]^2-4*[.C2]))/2" office:value-type="float" office:value="11.5311288741493" calcext:value-type="float">
            <text:p>11,5311288741493</text:p>
          </table:table-cell>
          <table:table-cell table:formula="of:=([.D1]+SQRT([.D1]^2-4*[.D2]))/2" office:value-type="float" office:value="20" calcext:value-type="float">
            <text:p>20</text:p>
          </table:table-cell>
          <table:table-cell table:number-columns-repeated="2"/>
          <table:table-cell table:formula="of:=([.G1]+SQRT([.G1]^2-4*[.G2]))/2" office:value-type="float" office:value="71516.8534484578" calcext:value-type="float">
            <text:p>71516,85344845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ROUNDUP([.B4];0)" office:value-type="float" office:value="2" calcext:value-type="float">
            <text:p>2</text:p>
          </table:table-cell>
          <table:table-cell table:formula="of:=ROUNDUP([.C4];0)" office:value-type="float" office:value="4" calcext:value-type="float">
            <text:p>4</text:p>
          </table:table-cell>
          <table:table-cell table:formula="of:=ROUNDUP([.D4];0)" office:value-type="float" office:value="10" calcext:value-type="float">
            <text:p>10</text:p>
          </table:table-cell>
          <table:table-cell table:number-columns-repeated="2"/>
          <table:table-cell table:formula="of:=ROUNDUP([.G4];0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ROUNDDOWN([.B5];0)" office:value-type="float" office:value="5" calcext:value-type="float">
            <text:p>5</text:p>
          </table:table-cell>
          <table:table-cell table:formula="of:=ROUNDDOWN([.C5];0)" office:value-type="float" office:value="11" calcext:value-type="float">
            <text:p>11</text:p>
          </table:table-cell>
          <table:table-cell table:formula="of:=ROUNDDOWN([.D5];0)" office:value-type="float" office:value="20" calcext:value-type="float">
            <text:p>20</text:p>
          </table:table-cell>
          <table:table-cell table:number-columns-repeated="2"/>
          <table:table-cell table:formula="of:=ROUNDDOWN([.G5];0)" office:value-type="float" office:value="71516" calcext:value-type="float">
            <text:p>71516</text:p>
          </table:table-cell>
        </table:table-row>
        <table:table-row table:style-name="ro1">
          <table:table-cell/>
          <table:table-cell table:formula="of:=IF([.B4]=[.B7];[.B7]+1;[.B7])" office:value-type="float" office:value="2" calcext:value-type="float">
            <text:p>2</text:p>
          </table:table-cell>
          <table:table-cell table:formula="of:=IF([.C4]=[.C7];[.C7]+1;[.C7])" office:value-type="float" office:value="4" calcext:value-type="float">
            <text:p>4</text:p>
          </table:table-cell>
          <table:table-cell table:formula="of:=IF([.D4]=[.D7];[.D7]+1;[.D7])" office:value-type="float" office:value="11" calcext:value-type="float">
            <text:p>11</text:p>
          </table:table-cell>
          <table:table-cell table:number-columns-repeated="2"/>
          <table:table-cell table:formula="of:=IF([.G4]=[.G7];[.G7]+1;[.G7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[.B5]=[.B8];[.B8]-1;[.B8])" office:value-type="float" office:value="5" calcext:value-type="float">
            <text:p>5</text:p>
          </table:table-cell>
          <table:table-cell table:formula="of:=IF([.C5]=[.C8];[.C8]-1;[.C8])" office:value-type="float" office:value="11" calcext:value-type="float">
            <text:p>11</text:p>
          </table:table-cell>
          <table:table-cell table:formula="of:=IF([.D5]=[.D8];[.D8]-1;[.D8])" office:value-type="float" office:value="19" calcext:value-type="float">
            <text:p>19</text:p>
          </table:table-cell>
          <table:table-cell table:number-columns-repeated="2"/>
          <table:table-cell table:formula="of:=IF([.G5]=[.G8];[.G8]-1;[.G8])" office:value-type="float" office:value="71516" calcext:value-type="float">
            <text:p>715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table:formula="of:=[.B12]*[.C12]*[.D12]" office:value-type="float" office:value="288" calcext:value-type="float">
            <text:p>288</text:p>
          </table:table-cell>
          <table:table-cell table:formula="of:=[.B10]-[.B9]+1" office:value-type="float" office:value="4" calcext:value-type="float">
            <text:p>4</text:p>
          </table:table-cell>
          <table:table-cell table:formula="of:=[.C10]-[.C9]+1" office:value-type="float" office:value="8" calcext:value-type="float">
            <text:p>8</text:p>
          </table:table-cell>
          <table:table-cell table:formula="of:=[.D10]-[.D9]+1" office:value-type="float" office:value="9" calcext:value-type="float">
            <text:p>9</text:p>
          </table:table-cell>
          <table:table-cell table:number-columns-repeated="2"/>
          <table:table-cell table:style-name="ce1" table:formula="of:=[.G10]-[.G9]+1" office:value-type="float" office:value="71503" calcext:value-type="float">
            <text:p>715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A1]" office:value-type="string" office:string-value="a (Time)" calcext:value-type="string">
            <text:p>a (Time)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/>
          <table:table-cell table:formula="of:=VALUE([.B14]&amp;[.C14]&amp;[.D14]&amp;[.E14])" office:value-type="float" office:value="46828479" calcext:value-type="float">
            <text:p>46828479</text:p>
          </table:table-cell>
        </table:table-row>
        <table:table-row table:style-name="ro1">
          <table:table-cell table:formula="of:=[.A2]" office:value-type="string" office:string-value="d (Distance)" calcext:value-type="string">
            <text:p>d (Distance)</text:p>
          </table:table-cell>
          <table:table-cell office:value-type="float" office:value="347" calcext:value-type="float">
            <text:p>347</text:p>
          </table:table-cell>
          <table:table-cell office:value-type="float" office:value="1522" calcext:value-type="float">
            <text:p>1522</text:p>
          </table:table-cell>
          <table:table-cell office:value-type="float" office:value="1406" calcext:value-type="float">
            <text:p>1406</text:p>
          </table:table-cell>
          <table:table-cell office:value-type="float" office:value="1471" calcext:value-type="float">
            <text:p>1471</text:p>
          </table:table-cell>
          <table:table-cell/>
          <table:table-cell table:formula="of:=VALUE([.B15]&amp;[.C15]&amp;[.D15]&amp;[.E15])" office:value-type="float" office:value="347152214061471" calcext:value-type="float">
            <text:p>3471522140614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table:formula="of:=([.B14]-SQRT([.B14]^2-4*[.B15]))/2" office:value-type="float" office:value="9.50926243676796" calcext:value-type="float">
            <text:p>9,50926243676796</text:p>
          </table:table-cell>
          <table:table-cell table:style-name="ce2" table:formula="of:=([.C14]-SQRT([.C14]^2-4*[.C15]))/2" office:value-type="float" office:value="28.3904797870815" calcext:value-type="float">
            <text:p>28,3904797870815</text:p>
          </table:table-cell>
          <table:table-cell table:style-name="ce2" table:formula="of:=([.D14]-SQRT([.D14]^2-4*[.D15]))/2" office:value-type="float" office:value="23.0791120715755" calcext:value-type="float">
            <text:p>23,0791120715755</text:p>
          </table:table-cell>
          <table:table-cell table:style-name="ce2" table:formula="of:=([.E14]-SQRT([.E14]^2-4*[.E15]))/2" office:value-type="float" office:value="30.0527781861544" calcext:value-type="float">
            <text:p>30,0527781861544</text:p>
          </table:table-cell>
          <table:table-cell/>
          <table:table-cell table:formula="of:=([.G14]-SQRT([.G14]^2-4*[.G15]))/2" office:value-type="float" office:value="9234169.07345101" calcext:value-type="float">
            <text:p>9234169,07345101</text:p>
          </table:table-cell>
        </table:table-row>
        <table:table-row table:style-name="ro1">
          <table:table-cell/>
          <table:table-cell table:style-name="ce2" table:formula="of:=([.B14]+SQRT([.B14]^2-4*[.B15]))/2" office:value-type="float" office:value="36.490737563232" calcext:value-type="float">
            <text:p>36,490737563232</text:p>
          </table:table-cell>
          <table:table-cell table:style-name="ce2" table:formula="of:=([.C14]+SQRT([.C14]^2-4*[.C15]))/2" office:value-type="float" office:value="53.6095202129185" calcext:value-type="float">
            <text:p>53,6095202129185</text:p>
          </table:table-cell>
          <table:table-cell table:style-name="ce2" table:formula="of:=([.D14]+SQRT([.D14]^2-4*[.D15]))/2" office:value-type="float" office:value="60.9208879284245" calcext:value-type="float">
            <text:p>60,9208879284245</text:p>
          </table:table-cell>
          <table:table-cell table:style-name="ce2" table:formula="of:=([.E14]+SQRT([.E14]^2-4*[.E15]))/2" office:value-type="float" office:value="48.9472218138456" calcext:value-type="float">
            <text:p>48,9472218138456</text:p>
          </table:table-cell>
          <table:table-cell/>
          <table:table-cell table:formula="of:=([.G14]+SQRT([.G14]^2-4*[.G15]))/2" office:value-type="float" office:value="37594309.926549" calcext:value-type="float">
            <text:p>37594309,9265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ROUNDUP([.B17];0)" office:value-type="float" office:value="10" calcext:value-type="float">
            <text:p>10</text:p>
          </table:table-cell>
          <table:table-cell table:formula="of:=ROUNDUP([.C17];0)" office:value-type="float" office:value="29" calcext:value-type="float">
            <text:p>29</text:p>
          </table:table-cell>
          <table:table-cell table:formula="of:=ROUNDUP([.D17];0)" office:value-type="float" office:value="24" calcext:value-type="float">
            <text:p>24</text:p>
          </table:table-cell>
          <table:table-cell table:formula="of:=ROUNDUP([.E17];0)" office:value-type="float" office:value="31" calcext:value-type="float">
            <text:p>31</text:p>
          </table:table-cell>
          <table:table-cell/>
          <table:table-cell table:formula="of:=ROUNDUP([.G17];0)" office:value-type="float" office:value="9234170" calcext:value-type="float">
            <text:p>9234170</text:p>
          </table:table-cell>
        </table:table-row>
        <table:table-row table:style-name="ro1">
          <table:table-cell/>
          <table:table-cell table:formula="of:=ROUNDDOWN([.B18];0)" office:value-type="float" office:value="36" calcext:value-type="float">
            <text:p>36</text:p>
          </table:table-cell>
          <table:table-cell table:formula="of:=ROUNDDOWN([.C18];0)" office:value-type="float" office:value="53" calcext:value-type="float">
            <text:p>53</text:p>
          </table:table-cell>
          <table:table-cell table:formula="of:=ROUNDDOWN([.D18];0)" office:value-type="float" office:value="60" calcext:value-type="float">
            <text:p>60</text:p>
          </table:table-cell>
          <table:table-cell table:formula="of:=ROUNDDOWN([.E18];0)" office:value-type="float" office:value="48" calcext:value-type="float">
            <text:p>48</text:p>
          </table:table-cell>
          <table:table-cell/>
          <table:table-cell table:formula="of:=ROUNDDOWN([.G18];0)" office:value-type="float" office:value="37594309" calcext:value-type="float">
            <text:p>37594309</text:p>
          </table:table-cell>
        </table:table-row>
        <table:table-row table:style-name="ro1">
          <table:table-cell/>
          <table:table-cell table:formula="of:=IF([.B17]=[.B20];[.B20]+1;[.B20])" office:value-type="float" office:value="10" calcext:value-type="float">
            <text:p>10</text:p>
          </table:table-cell>
          <table:table-cell table:formula="of:=IF([.C17]=[.C20];[.C20]+1;[.C20])" office:value-type="float" office:value="29" calcext:value-type="float">
            <text:p>29</text:p>
          </table:table-cell>
          <table:table-cell table:formula="of:=IF([.D17]=[.D20];[.D20]+1;[.D20])" office:value-type="float" office:value="24" calcext:value-type="float">
            <text:p>24</text:p>
          </table:table-cell>
          <table:table-cell table:formula="of:=IF([.E17]=[.E20];[.E20]+1;[.E20])" office:value-type="float" office:value="31" calcext:value-type="float">
            <text:p>31</text:p>
          </table:table-cell>
          <table:table-cell/>
          <table:table-cell table:formula="of:=IF([.G17]=[.G20];[.G20]+1;[.G20])" office:value-type="float" office:value="9234170" calcext:value-type="float">
            <text:p>9234170</text:p>
          </table:table-cell>
        </table:table-row>
        <table:table-row table:style-name="ro1">
          <table:table-cell/>
          <table:table-cell table:formula="of:=IF([.B18]=[.B21];[.B21]-1;[.B21])" office:value-type="float" office:value="36" calcext:value-type="float">
            <text:p>36</text:p>
          </table:table-cell>
          <table:table-cell table:formula="of:=IF([.C18]=[.C21];[.C21]-1;[.C21])" office:value-type="float" office:value="53" calcext:value-type="float">
            <text:p>53</text:p>
          </table:table-cell>
          <table:table-cell table:formula="of:=IF([.D18]=[.D21];[.D21]-1;[.D21])" office:value-type="float" office:value="60" calcext:value-type="float">
            <text:p>60</text:p>
          </table:table-cell>
          <table:table-cell table:formula="of:=IF([.E18]=[.E21];[.E21]-1;[.E21])" office:value-type="float" office:value="48" calcext:value-type="float">
            <text:p>48</text:p>
          </table:table-cell>
          <table:table-cell/>
          <table:table-cell table:formula="of:=IF([.G18]=[.G21];[.G21]-1;[.G21])" office:value-type="float" office:value="37594309" calcext:value-type="float">
            <text:p>375943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table:formula="of:=[.B25]*[.C25]*[.D25]*[.E25]" office:value-type="float" office:value="449550" calcext:value-type="float">
            <text:p>449550</text:p>
          </table:table-cell>
          <table:table-cell table:formula="of:=[.B23]-[.B22]+1" office:value-type="float" office:value="27" calcext:value-type="float">
            <text:p>27</text:p>
          </table:table-cell>
          <table:table-cell table:formula="of:=[.C23]-[.C22]+1" office:value-type="float" office:value="25" calcext:value-type="float">
            <text:p>25</text:p>
          </table:table-cell>
          <table:table-cell table:formula="of:=[.D23]-[.D22]+1" office:value-type="float" office:value="37" calcext:value-type="float">
            <text:p>37</text:p>
          </table:table-cell>
          <table:table-cell table:formula="of:=[.E23]-[.E22]+1" office:value-type="float" office:value="18" calcext:value-type="float">
            <text:p>18</text:p>
          </table:table-cell>
          <table:table-cell/>
          <table:table-cell table:style-name="ce1" table:formula="of:=[.G23]-[.G22]+1" office:value-type="float" office:value="28360140" calcext:value-type="float">
            <text:p>2836014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1 min 18 sek</text:p>
          </table:table-cell>
          <table:table-cell table:number-columns-repeated="4"/>
          <table:table-cell table:style-name="ce3" office:value-type="string" calcext:value-type="string">
            <text:p>1 min 30 s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us Andrikonis</meta:initial-creator>
    <meta:creation-date>2023-12-06T08:01:37.571030299</meta:creation-date>
    <dc:date>2023-12-06T08:42:55.698335547</dc:date>
    <dc:creator>Julius Andrikonis</dc:creator>
    <meta:editing-duration>PT41M16S</meta:editing-duration>
    <meta:editing-cycles>7</meta:editing-cycles>
    <meta:generator>LibreOffice/7.4.7.2$Linux_X86_64 LibreOffice_project/40$Build-2</meta:generator>
    <meta:document-statistic meta:table-count="2" meta:cell-count="100" meta:object-count="0"/>
  </office:meta>
</office:document-meta>
</file>